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end" style:justify-single-word="false"/>
      <style:text-properties style:font-name="Source Serif Pro Light"/>
    </style:style>
    <style:style style:name="P2" style:family="paragraph" style:parent-style-name="Standard">
      <style:text-properties style:font-name="Source Serif Pro Light"/>
    </style:style>
    <style:style style:name="P3" style:family="paragraph" style:parent-style-name="Standard">
      <style:paragraph-properties fo:text-align="center" style:justify-single-word="false"/>
      <style:text-properties style:font-name="Source Serif Pro Light"/>
    </style:style>
    <style:style style:name="P4" style:family="paragraph" style:parent-style-name="Standard">
      <style:text-properties style:font-name="Source Serif Pro Light" fo:font-size="14pt" style:font-size-asian="14pt" style:font-size-complex="14pt"/>
    </style:style>
    <style:style style:name="P5" style:family="paragraph" style:parent-style-name="Table_20_Contents">
      <style:text-properties style:font-name="Source Serif Pro Light"/>
    </style:style>
    <style:style style:name="P6" style:family="paragraph" style:parent-style-name="Table_20_Contents">
      <style:paragraph-properties fo:text-align="center" style:justify-single-word="false"/>
      <style:text-properties style:font-name="Source Serif Pro Light"/>
    </style:style>
    <style:style style:name="P7" style:family="paragraph" style:parent-style-name="Standard">
      <style:text-properties style:font-name="Source Serif Pro Light"/>
    </style:style>
    <style:style style:name="P8" style:family="paragraph" style:parent-style-name="Standard">
      <style:text-properties style:font-name="Source Serif Pro Light" fo:font-style="normal" style:font-style-asian="normal" style:font-style-complex="normal"/>
    </style:style>
    <style:style style:name="P9" style:family="paragraph" style:parent-style-name="Standard" style:list-style-name="L1">
      <style:text-properties style:font-name="Source Serif Pro Light"/>
    </style:style>
    <style:style style:name="P10" style:family="paragraph" style:parent-style-name="Standard">
      <style:text-properties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super 58%" fo:font-style="normal" style:font-name-asian="Source Serif Pro Light1" style:font-style-asian="normal" style:font-name-complex="Source Serif Pro Light1" style:font-style-complex="normal"/>
    </style:style>
    <style:style style:name="T4" style:family="text">
      <style:text-properties style:text-position="super 58%" fo:font-style="normal" fo:font-weight="bold" style:font-name-asian="Source Serif Pro Light1" style:font-style-asian="normal" style:font-weight-asian="bold" style:font-name-complex="Source Serif Pro Light1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font-name-asian="Source Serif Pro Light1" style:font-style-asian="normal" style:font-name-complex="Source Serif Pro Light1" style:font-style-complex="normal"/>
    </style:style>
    <style:style style:name="T8" style:family="text">
      <style:text-properties fo:font-style="normal" fo:font-weight="bold" style:font-name-asian="Source Serif Pro Light1" style:font-style-asian="normal" style:font-weight-asian="bold" style:font-name-complex="Source Serif Pro Light1" style:font-style-complex="normal" style:font-weight-complex="bold"/>
    </style:style>
    <style:style style:name="T9" style:family="text">
      <style:text-properties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0" style:family="text">
      <style:text-properties style:font-name="Source Serif Pro Light1" fo:font-style="normal" fo:font-weight="bold" style:font-name-asian="Source Serif Pro Light1" style:font-style-asian="normal" style:font-weight-asian="bold" style:font-name-complex="Source Serif Pro Light1" style:font-style-complex="normal" style:font-weight-complex="bold"/>
    </style:style>
    <style:style style:name="T11" style:family="text">
      <style:text-properties style:text-position="sub 58%" fo:font-style="normal" style:font-style-asian="normal" style:font-style-complex="normal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normal" style:font-name-asian="SimSun" style:font-style-asian="normal" style:font-name-complex="Lucida Sans" style:font-style-complex="normal"/>
    </style:style>
    <style:style style:name="T14" style:family="text">
      <style:text-properties style:text-position="0% 100%" style:font-name="Source Serif Pro Light1" fo:font-style="normal" style:font-name-asian="Source Serif Pro Light1" style:font-style-asian="normal" style:font-name-complex="Source Serif Pro Light1" style:font-style-complex="normal"/>
    </style:style>
    <style:style style:name="T15" style:family="text">
      <style:text-properties style:text-position="0% 100%" style:font-name="SymbolPi" fo:font-style="normal" style:font-name-asian="SimSun" style:font-style-asian="normal" style:font-name-complex="Lucida Sans" style:font-style-complex="normal"/>
    </style:style>
    <style:style style:name="T16" style:family="text">
      <style:text-properties style:text-position="0% 100%" fo:font-size="11pt" fo:font-style="normal" style:font-name-asian="SimSun" style:font-size-asian="11pt" style:font-style-asian="normal" style:font-name-complex="Lucida Sans" style:font-size-complex="11pt" style:font-style-complex="normal"/>
    </style:style>
    <style:style style:name="T17" style:family="text">
      <style:text-properties fo:color="#ff0000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etske Leroux – Bachelor en Sciences Informatiques 2<text:span text:style-name="T1">èm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/>
            <text:p text:style-name="P6">1. </text:p>
            <text:p text:style-name="P6">Explain the transformation of random vectors for the general case. </text:p>
            <text:p text:style-name="P6">Explain the properties of linear transformations. <text:s/></text:p>
            <text:p text:style-name="P5"/>
          </table:table-cell>
        </table:table-row>
      </table:table>
      <text:p text:style-name="P2"/>
      <text:p text:style-name="P4">Transformation de variables aléatoires</text:p>
      <text:p text:style-name="P2"/>
      <text:p text:style-name="P2">But : On veut transformer une v.a. <text:span text:style-name="T5">Z </text:span><text:span text:style-name="T6">~ p(z) en une autre v.a </text:span><text:span text:style-name="T5">X</text:span><text:span text:style-name="T6"> ~ p(x)</text:span></text:p>
      <text:p text:style-name="P2"><text:span text:style-name="T6">Pour cela, il faut que </text:span><text:span text:style-name="T5">Z </text:span><text:span text:style-name="T6">suive une distribution qui peut être facilement générée et analysée. Exemple : Distribution uniforme ou bien Gaussienne. </text:span></text:p>
      <text:p text:style-name="P2"><text:span text:style-name="T6">Alors que </text:span><text:span text:style-name="T5">X </text:span><text:span text:style-name="T6"><text:s/>suit une distribution compliquée (asymétrique etc).</text:span></text:p>
      <text:p text:style-name="P8"/>
      <text:p text:style-name="P3"><text:span text:style-name="T10">p(x) = p(z)|dz/dx| = p(</text:span><text:span text:style-name="T8">T</text:span><text:span text:style-name="T4">-1</text:span><text:span text:style-name="T10">(x))|d</text:span><text:span text:style-name="T8">T</text:span><text:span text:style-name="T4">-1</text:span><text:span text:style-name="T10">(x)/dx|</text:span><text:span text:style-name="T9"> <text:tab/>x = T(z) et z = </text:span><text:span text:style-name="T7">T</text:span><text:span text:style-name="T3">-1</text:span><text:span text:style-name="T9">(x)</text:span></text:p>
      <text:p text:style-name="P8"/>
      <text:p text:style-name="P8">Propriétés :</text:p>
      <text:list xml:id="list3987804373842847433" text:style-name="L1">
        <text:list-item>
          <text:p text:style-name="P9"><text:span text:style-name="T6">T est </text:span><text:span text:style-name="T17">inversible </text:span><text:span text:style-name="T6">: T</text:span><text:span text:style-name="T2">-1</text:span></text:p>
          <text:list>
            <text:list-item>
              <text:p text:style-name="P9"><text:span text:style-name="T12">p</text:span><text:span text:style-name="T11">X</text:span><text:span text:style-name="T12">(x) = p</text:span><text:span text:style-name="T11">Z</text:span><text:span text:style-name="T12">(z) |detJ</text:span><text:span text:style-name="T11">T</text:span><text:span text:style-name="T12">(x)|</text:span><text:span text:style-name="T2">-</text:span><text:span text:style-name="T12">1 =&gt; p</text:span><text:span text:style-name="T11">X</text:span><text:span text:style-name="T12">(x) = p</text:span><text:span text:style-name="T11">Z</text:span><text:span text:style-name="T12">(T</text:span><text:span text:style-name="T2">-1</text:span><text:span text:style-name="T12">(x))/|detJ</text:span><text:span text:style-name="T11">T</text:span><text:span text:style-name="T12">(z)| <text:tab/>J la matrice Jacobienne</text:span></text:p>
            </text:list-item>
          </text:list>
        </text:list-item>
        <text:list-item>
          <text:p text:style-name="P9"><text:span text:style-name="T6">T et T</text:span><text:span text:style-name="T2">-1</text:span><text:span text:style-name="T6"> sont </text:span><text:span text:style-name="T17">différentiable</text:span></text:p>
        </text:list-item>
        <text:list-item>
          <text:p text:style-name="P9"><text:span text:style-name="T6">Rappel : </text:span><text:span text:style-name="T9">∫p(z)dz = ∫p(x)dx = 1</text:span></text:p>
        </text:list-item>
        <text:list-item>
          <text:p text:style-name="P9"><text:span text:style-name="T6">Le 'volume' est </text:span><text:span text:style-name="T17">préservé </text:span><text:span text:style-name="T6">: la probabilité est </text:span><text:span text:style-name="T17">invariant</text:span><text:span text:style-name="T6"> avec le changement de variables i.e. |p(x)dx| = |p(z)dz|</text:span></text:p>
          <text:p text:style-name="P9"><text:span text:style-name="T6"/></text:p>
        </text:list-item>
      </text:list>
      <text:p text:style-name="P2"><text:span text:style-name="T12">Exemple :</text:span></text:p>
      <text:p text:style-name="P2"><text:span text:style-name="T12"/></text:p>
      <text:p text:style-name="P2"><text:span text:style-name="T12">P(a </text:span><text:span text:style-name="T14">≤</text:span><text:span text:style-name="T13"> Z &lt; b) = </text:span><text:span text:style-name="T14">∫</text:span><text:span text:style-name="T13">p(z)dz = P(z)dz = P(T(a) </text:span><text:span text:style-name="T14">≤ X &lt; T(b)) = ∫</text:span><text:span text:style-name="T13">p(x)dx </text:span><text:span text:style-name="T15">Þ</text:span><text:span text:style-name="T13"> on a bien |p(x)dx| = |p(z)dz| </text:span><text:span text:style-name="T15">Þ</text:span><text:span text:style-name="T13"> p(x) = p(z)|dz/dx| </text:span><text:span text:style-name="T16">(c.f. Dessin) </text:span></text:p>
      <text:p text:style-name="P2"><text:span text:style-name="T12"/></text:p>
      <text:p text:style-name="P2"><text:span text:style-name="T12"/></text:p>
      <text:list xml:id="list32550997" text:continue-numbering="true" text:style-name="L1">
        <text:list-header>
          <text:p text:style-name="P9"><text:span text:style-name="T12"/></text:p>
        </text:list-header>
      </text:list>
      <text:p text:style-name="P10"/>
      <text:p text:style-name="P11"/>
      <text:p text:style-name="P11"/>
      <text:p text:style-name="P12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mbolPi" svg:font-family="SymbolPi"/>
    <style:font-face style:name="Source Serif Pro Light1" svg:font-family="'Source Serif Pro Light'" style:font-family-generic="roman"/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etske L</meta:initial-creator>
    <meta:creation-date>2020-06-19T13:01:21.77</meta:creation-date>
    <dc:date>2020-06-24T12:35:03.36</dc:date>
    <dc:creator>Oetske L</dc:creator>
    <meta:editing-duration>PT1H50M30S</meta:editing-duration>
    <meta:editing-cycles>3</meta:editing-cycles>
    <meta:generator>OpenOffice/4.1.4$Win32 OpenOffice.org_project/414m5$Build-9788</meta:generator>
    <meta:document-statistic meta:table-count="1" meta:image-count="0" meta:object-count="0" meta:page-count="1" meta:paragraph-count="17" meta:word-count="176" meta:character-count="992"/>
  </office:meta>
</office:document-meta>
</file>